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662" officeooo:paragraph-rsid="0002c66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662" officeooo:paragraph-rsid="0002c66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5426" officeooo:paragraph-rsid="0003542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35426" officeooo:paragraph-rsid="00055a8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35426" officeooo:paragraph-rsid="00078a0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35f66" officeooo:paragraph-rsid="0003542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f348" officeooo:paragraph-rsid="00055a8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4f348" officeooo:paragraph-rsid="00078a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bold" officeooo:paragraph-rsid="001490a8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2b98be" officeooo:paragraph-rsid="002b98be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bold" officeooo:rsid="002e79cf" officeooo:paragraph-rsid="002e79cf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officeooo:rsid="002f0ac0" officeooo:paragraph-rsid="002f0ac0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31852a" officeooo:paragraph-rsid="0031852a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bold" officeooo:rsid="003416e2" officeooo:paragraph-rsid="003416e2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63b27" officeooo:paragraph-rsid="001490a8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2068e0" officeooo:paragraph-rsid="001490a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10286" officeooo:paragraph-rsid="001490a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e3706" officeooo:paragraph-rsid="001490a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fo:font-weight="bold" officeooo:rsid="0004f348" officeooo:paragraph-rsid="0004f348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fo:font-weight="bold" officeooo:rsid="0004f348" officeooo:paragraph-rsid="001490a8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490a8"/>
    </style:style>
    <style:style style:name="P22" style:family="paragraph" style:parent-style-name="Standard">
      <style:paragraph-properties fo:text-align="start" style:justify-single-word="false"/>
      <style:text-properties officeooo:paragraph-rsid="002a3fd9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63b27" officeooo:paragraph-rsid="0036b9f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63b27" officeooo:paragraph-rsid="001490a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163b27" officeooo:paragraph-rsid="003f628e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bold" officeooo:rsid="003889fb" officeooo:paragraph-rsid="003889fb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bold" officeooo:rsid="00405223" officeooo:paragraph-rsid="00405223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bold" officeooo:rsid="0045ea56" officeooo:paragraph-rsid="0045ea56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bold" officeooo:rsid="004a029f" officeooo:paragraph-rsid="004a029f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f66" style:font-weight-asian="normal" style:font-weight-complex="normal"/>
    </style:style>
    <style:style style:name="T3" style:family="text">
      <style:text-properties fo:font-weight="normal" officeooo:rsid="0004f348" style:font-weight-asian="normal" style:font-weight-complex="normal"/>
    </style:style>
    <style:style style:name="T4" style:family="text">
      <style:text-properties fo:font-weight="normal" officeooo:rsid="00055a87" style:font-weight-asian="normal" style:font-weight-complex="normal"/>
    </style:style>
    <style:style style:name="T5" style:family="text">
      <style:text-properties fo:font-weight="normal" officeooo:rsid="0005f5d4" style:font-weight-asian="normal" style:font-weight-complex="normal"/>
    </style:style>
    <style:style style:name="T6" style:family="text">
      <style:text-properties fo:font-weight="normal" officeooo:rsid="00078a0d" style:font-weight-asian="normal" style:font-weight-complex="normal"/>
    </style:style>
    <style:style style:name="T7" style:family="text">
      <style:text-properties fo:font-weight="normal" officeooo:rsid="000a67a0" style:font-weight-asian="normal" style:font-weight-complex="normal"/>
    </style:style>
    <style:style style:name="T8" style:family="text">
      <style:text-properties fo:font-weight="normal" officeooo:rsid="000ae04d" style:font-weight-asian="normal" style:font-weight-complex="normal"/>
    </style:style>
    <style:style style:name="T9" style:family="text">
      <style:text-properties fo:font-weight="normal" officeooo:rsid="000cf98a" style:font-weight-asian="normal" style:font-weight-complex="normal"/>
    </style:style>
    <style:style style:name="T10" style:family="text">
      <style:text-properties fo:font-weight="normal" officeooo:rsid="000fbdd7" style:font-weight-asian="normal" style:font-weight-complex="normal"/>
    </style:style>
    <style:style style:name="T11" style:family="text">
      <style:text-properties fo:font-weight="normal" officeooo:rsid="00102352" style:font-weight-asian="normal" style:font-weight-complex="normal"/>
    </style:style>
    <style:style style:name="T12" style:family="text">
      <style:text-properties fo:font-weight="normal" officeooo:rsid="00105b09" style:font-weight-asian="normal" style:font-weight-complex="normal"/>
    </style:style>
    <style:style style:name="T13" style:family="text">
      <style:text-properties fo:font-weight="normal" officeooo:rsid="00163b27" style:font-weight-asian="normal" style:font-weight-complex="normal"/>
    </style:style>
    <style:style style:name="T14" style:family="text">
      <style:text-properties fo:font-weight="normal" officeooo:rsid="0017e555" style:font-weight-asian="normal" style:font-weight-complex="normal"/>
    </style:style>
    <style:style style:name="T15" style:family="text">
      <style:text-properties fo:font-weight="normal" officeooo:rsid="0018746e" style:font-weight-asian="normal" style:font-weight-complex="normal"/>
    </style:style>
    <style:style style:name="T16" style:family="text">
      <style:text-properties fo:font-weight="normal" officeooo:rsid="0019f586" style:font-weight-asian="normal" style:font-weight-complex="normal"/>
    </style:style>
    <style:style style:name="T17" style:family="text">
      <style:text-properties fo:font-weight="normal" officeooo:rsid="001b9c7b" style:font-weight-asian="normal" style:font-weight-complex="normal"/>
    </style:style>
    <style:style style:name="T18" style:family="text">
      <style:text-properties fo:font-weight="normal" officeooo:rsid="001bc730" style:font-weight-asian="normal" style:font-weight-complex="normal"/>
    </style:style>
    <style:style style:name="T19" style:family="text">
      <style:text-properties fo:font-weight="normal" officeooo:rsid="001c4054" style:font-weight-asian="normal" style:font-weight-complex="normal"/>
    </style:style>
    <style:style style:name="T20" style:family="text">
      <style:text-properties fo:font-weight="normal" officeooo:rsid="001e3706" style:font-weight-asian="normal" style:font-weight-complex="normal"/>
    </style:style>
    <style:style style:name="T21" style:family="text">
      <style:text-properties fo:font-weight="normal" officeooo:rsid="001f8aa2" style:font-weight-asian="normal" style:font-weight-complex="normal"/>
    </style:style>
    <style:style style:name="T22" style:family="text">
      <style:text-properties fo:font-weight="normal" officeooo:rsid="002068e0" style:font-weight-asian="normal" style:font-weight-complex="normal"/>
    </style:style>
    <style:style style:name="T23" style:family="text">
      <style:text-properties fo:font-weight="normal" officeooo:rsid="00210286" style:font-weight-asian="normal" style:font-weight-complex="normal"/>
    </style:style>
    <style:style style:name="T24" style:family="text">
      <style:text-properties fo:font-weight="normal" officeooo:rsid="00211f9c" style:font-weight-asian="normal" style:font-weight-complex="normal"/>
    </style:style>
    <style:style style:name="T25" style:family="text">
      <style:text-properties fo:font-weight="normal" officeooo:rsid="0023cf62" style:font-weight-asian="normal" style:font-weight-complex="normal"/>
    </style:style>
    <style:style style:name="T26" style:family="text">
      <style:text-properties fo:font-weight="normal" officeooo:rsid="0023dfcf" style:font-weight-asian="normal" style:font-weight-complex="normal"/>
    </style:style>
    <style:style style:name="T27" style:family="text">
      <style:text-properties fo:font-weight="normal" officeooo:rsid="00285778" style:font-weight-asian="normal" style:font-weight-complex="normal"/>
    </style:style>
    <style:style style:name="T28" style:family="text">
      <style:text-properties fo:font-weight="normal" officeooo:rsid="002d60eb" style:font-weight-asian="normal" style:font-weight-complex="normal"/>
    </style:style>
    <style:style style:name="T29" style:family="text">
      <style:text-properties fo:font-weight="normal" officeooo:rsid="002e9c09" style:font-weight-asian="normal" style:font-weight-complex="normal"/>
    </style:style>
    <style:style style:name="T30" style:family="text">
      <style:text-properties fo:font-weight="normal" officeooo:rsid="0035db72" style:font-weight-asian="normal" style:font-weight-complex="normal"/>
    </style:style>
    <style:style style:name="T31" style:family="text">
      <style:text-properties fo:font-weight="normal" officeooo:rsid="0041e669" style:font-weight-asian="normal" style:font-weight-complex="normal"/>
    </style:style>
    <style:style style:name="T32" style:family="text">
      <style:text-properties fo:font-weight="normal" officeooo:rsid="004699fc" style:font-weight-asian="normal" style:font-weight-complex="normal"/>
    </style:style>
    <style:style style:name="T33" style:family="text">
      <style:text-properties fo:font-weight="normal" officeooo:rsid="0049af96" style:font-weight-asian="normal" style:font-weight-complex="normal"/>
    </style:style>
    <style:style style:name="T34" style:family="text">
      <style:text-properties officeooo:rsid="0004f348"/>
    </style:style>
    <style:style style:name="T35" style:family="text">
      <style:text-properties officeooo:rsid="000bc824"/>
    </style:style>
    <style:style style:name="T36" style:family="text">
      <style:text-properties officeooo:rsid="001490a8"/>
    </style:style>
    <style:style style:name="T37" style:family="text">
      <style:text-properties fo:font-size="14pt" fo:font-style="italic" fo:font-weight="bold" officeooo:rsid="0004f348" style:font-size-asian="12.25pt" style:font-style-asian="italic" style:font-weight-asian="bold" style:font-size-complex="14pt" style:font-style-complex="italic" style:font-weight-complex="bold"/>
    </style:style>
    <style:style style:name="T38" style:family="text">
      <style:text-properties fo:font-size="14pt" fo:font-style="italic" fo:font-weight="bold" officeooo:rsid="001490a8" style:font-size-asian="12.25pt" style:font-style-asian="italic" style:font-weight-asian="bold" style:font-size-complex="14pt" style:font-style-complex="italic" style:font-weight-complex="bold"/>
    </style:style>
    <style:style style:name="T39" style:family="text">
      <style:text-properties fo:font-size="14pt" fo:font-style="italic" fo:font-weight="bold" officeooo:rsid="001bc730" style:font-size-asian="12.25pt" style:font-style-asian="italic" style:font-weight-asian="bold" style:font-size-complex="14pt" style:font-style-complex="italic" style:font-weight-complex="bold"/>
    </style:style>
    <style:style style:name="T40" style:family="text">
      <style:text-properties fo:font-size="14pt" fo:font-style="italic" fo:font-weight="bold" officeooo:rsid="002a3fd9" style:font-size-asian="12.25pt" style:font-style-asian="italic" style:font-weight-asian="bold" style:font-size-complex="14pt" style:font-style-complex="italic" style:font-weight-complex="bold"/>
    </style:style>
    <style:style style:name="T41" style:family="text">
      <style:text-properties fo:font-size="14pt" fo:font-style="italic" fo:font-weight="bold" officeooo:rsid="0036b9f6" style:font-size-asian="12.25pt" style:font-style-asian="italic" style:font-weight-asian="bold" style:font-size-complex="14pt" style:font-style-complex="italic" style:font-weight-complex="bold"/>
    </style:style>
    <style:style style:name="T42" style:family="text">
      <style:text-properties officeooo:rsid="001c4054"/>
    </style:style>
    <style:style style:name="T43" style:family="text">
      <style:text-properties officeooo:rsid="00273bd7"/>
    </style:style>
    <style:style style:name="T44" style:family="text">
      <style:text-properties officeooo:rsid="002b98be"/>
    </style:style>
    <style:style style:name="T45" style:family="text">
      <style:text-properties officeooo:rsid="002e9c09"/>
    </style:style>
    <style:style style:name="T46" style:family="text">
      <style:text-properties officeooo:rsid="002f0ac0"/>
    </style:style>
    <style:style style:name="T47" style:family="text">
      <style:text-properties officeooo:rsid="003003fc"/>
    </style:style>
    <style:style style:name="T48" style:family="text">
      <style:text-properties officeooo:rsid="0031852a"/>
    </style:style>
    <style:style style:name="T49" style:family="text">
      <style:text-properties officeooo:rsid="0032b9da"/>
    </style:style>
    <style:style style:name="T50" style:family="text">
      <style:text-properties officeooo:rsid="0032bab6"/>
    </style:style>
    <style:style style:name="T51" style:family="text">
      <style:text-properties officeooo:rsid="003889fb"/>
    </style:style>
    <style:style style:name="T52" style:family="text">
      <style:text-properties officeooo:rsid="003a0860"/>
    </style:style>
    <style:style style:name="T53" style:family="text">
      <style:text-properties officeooo:rsid="003b0e9e"/>
    </style:style>
    <style:style style:name="T54" style:family="text">
      <style:text-properties officeooo:rsid="003b6eb5"/>
    </style:style>
    <style:style style:name="T55" style:family="text">
      <style:text-properties officeooo:rsid="003f628e"/>
    </style:style>
    <style:style style:name="T56" style:family="text">
      <style:text-properties officeooo:rsid="0040259b"/>
    </style:style>
    <style:style style:name="T57" style:family="text">
      <style:text-properties officeooo:rsid="00431080"/>
    </style:style>
    <style:style style:name="T58" style:family="text">
      <style:text-properties officeooo:rsid="00449270"/>
    </style:style>
    <style:style style:name="T59" style:family="text">
      <style:text-properties officeooo:rsid="0044a129"/>
    </style:style>
    <style:style style:name="T60" style:family="text">
      <style:text-properties officeooo:rsid="00457ab9"/>
    </style:style>
    <style:style style:name="T61" style:family="text">
      <style:text-properties officeooo:rsid="0045d9af"/>
    </style:style>
    <style:style style:name="T62" style:family="text">
      <style:text-properties officeooo:rsid="0049b1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aplicações para internet com React JS </text:p>
      <text:p text:style-name="P1">- </text:p>
      <text:p text:style-name="P1">Anotações</text:p>
      <text:p text:style-name="P1"/>
      <text:p text:style-name="P2"/>
      <text:p text:style-name="P19">→ Trabalhando com estilos em elementos e componentes:</text:p>
      <text:p text:style-name="P1"/>
      <text:p text:style-name="P3">- Maneiras de Estilização:</text:p>
      <text:p text:style-name="P3"><text:span text:style-name="T1"><text:tab/>- </text:span><text:span text:style-name="T2">Inline: style={{ css... }}</text:span></text:p>
      <text:p text:style-name="P6"><text:tab/>- Classes: className=”classe-css”<text:tab/></text:p>
      <text:p text:style-name="P6"><text:tab/>- CSS in JS: exemplo o styled-components</text:p>
      <text:p text:style-name="P6"><text:tab/></text:p>
      <text:p text:style-name="P3">- <text:span text:style-name="T34">Stateful vs Stateless:</text:span></text:p>
      <text:p text:style-name="P4"><text:span text:style-name="T2"><text:tab/></text:span><text:span text:style-name="T3">Stateful: </text:span></text:p>
      <text:p text:style-name="P7"><text:tab/><text:tab/>- Usa estados</text:p>
      <text:p text:style-name="P4"><text:span text:style-name="T3"><text:tab/><text:tab/>- </text:span><text:span text:style-name="T4">Possui gerenciamenteo de estados com componente.</text:span></text:p>
      <text:p text:style-name="P4"><text:span text:style-name="T3"><text:tab/><text:tab/>- </text:span><text:span text:style-name="T4">construídos usando classes em JS.</text:span></text:p>
      <text:p text:style-name="P4"><text:span text:style-name="T3"><text:tab/><text:tab/>- </text:span><text:span text:style-name="T5">Ciclo de vida: initialization → mounting → updation → unmounting</text:span></text:p>
      <text:p text:style-name="P7"/>
      <text:p text:style-name="P5"><text:span text:style-name="T2"><text:tab/></text:span><text:span text:style-name="T3">Stateless:</text:span></text:p>
      <text:p text:style-name="P8"><text:tab/><text:tab/>- Não usa estados</text:p>
      <text:p text:style-name="P3"><text:span text:style-name="T2"><text:tab/><text:tab/>- </text:span><text:span text:style-name="T6">Não possui gerenciamento de estados no componente</text:span><text:span text:style-name="T2"><text:tab/><text:tab/></text:span></text:p>
      <text:p text:style-name="P3"><text:span text:style-name="T2"><text:tab/><text:tab/>- </text:span><text:span text:style-name="T6">Construídos usando funções em JS.</text:span></text:p>
      <text:p text:style-name="P6"/>
      <text:p text:style-name="P6"/>
      <text:p text:style-name="P3"><text:span text:style-name="T2"><text:tab/></text:span><text:span text:style-name="T7">A nomeclatura foi atualizada: class components e function components: </text:span><text:span text:style-name="T8">Hoje stateless <text:tab/>components é todo function componente que não tem gerenciamento de estados nele.</text:span></text:p>
      <text:p text:style-name="P6"/>
      <text:p text:style-name="P3">- <text:span text:style-name="T35">Formulários</text:span></text:p>
      <text:p text:style-name="P3"><text:span text:style-name="T2"><text:tab/>- </text:span><text:span text:style-name="T9">Formulários mantêm um estado interno.</text:span></text:p>
      <text:p text:style-name="P3"><text:span text:style-name="T2"><text:tab/>- </text:span><text:span text:style-name="T10">Em HTML &lt;input&gt;, &lt;textarea&gt; <text:s/>e &lt;select&gt; tem um estado interno.</text:span></text:p>
      <text:p text:style-name="P3"><text:span text:style-name="T2"><text:tab/>- </text:span><text:span text:style-name="T10">Em React, podemos controlar o estado: state e setState.</text:span></text:p>
      <text:p text:style-name="P6"/>
      <text:p text:style-name="P3"><text:span text:style-name="T2"><text:tab/>- </text:span><text:span text:style-name="T11">Componente Controlado: tanto select, input ou textarea aceitm um atributo value. Podemos <text:tab/>mudar esse valor usando o atributo onChange.</text:span></text:p>
      <text:p text:style-name="P6"/>
      <text:p text:style-name="P3"><text:span text:style-name="T2"><text:tab/>- </text:span><text:span text:style-name="T12">Componente não-controlado: a tag input é read-only;</text:span></text:p>
      <text:p text:style-name="P6"><text:tab/></text:p>
      <text:p text:style-name="P6"/>
      <text:p text:style-name="P21"><text:span text:style-name="T37">→ </text:span><text:span text:style-name="T38">Introdução ao Redux e <text:s/>fluxos de arquite</text:span><text:span text:style-name="T39">t</text:span><text:span text:style-name="T38">ura com ReactJS</text:span><text:span text:style-name="T37">:</text:span></text:p>
      <text:p text:style-name="P20"/>
      <text:p text:style-name="P20"><text:tab/></text:p>
      <text:p text:style-name="P9">- <text:span text:style-name="T36">Flux:</text:span></text:p>
      <text:p text:style-name="P15"><text:tab/>- É uma arquitetura para comunicação entre componentes.</text:p>
      <text:p text:style-name="P9"><text:span text:style-name="T13"><text:tab/>- </text:span><text:span text:style-name="T14">É um padrão de projeto para tráfego dedados de maneira unidirecional.</text:span></text:p>
      <text:p text:style-name="P9"><text:span text:style-name="T13"><text:tab/>- </text:span><text:span text:style-name="T14">Passos: action → dispatcher → store → view</text:span></text:p>
      <text:p text:style-name="P9"><text:span text:style-name="T13"><text:tab/><text:tab/></text:span><text:span text:style-name="T14">1) Action: é como um telégrafo, ele formata a me</text:span><text:span text:style-name="T18">n</text:span><text:span text:style-name="T14">sagem a ser enviada.</text:span></text:p>
      <text:p text:style-name="P9"><text:span text:style-name="T13"><text:tab/><text:tab/></text:span><text:span text:style-name="T14">2) dispatcher: </text:span><text:span text:style-name="T15">é como um telefonista: Sabe todos os callbacks para diferentes stores.</text:span></text:p>
      <text:p text:style-name="P9"><text:span text:style-name="T13"><text:tab/><text:tab/></text:span><text:span text:style-name="T15">3) </text:span><text:span text:style-name="T16">Store: Ele guarda a informação(estados) e todas as alterações tem que ser feitas <text:tab/><text:tab/>por ele mesmo, mais ninguém.</text:span></text:p>
      <text:p text:style-name="P15"><text:soft-page-break/></text:p>
      <text:p text:style-name="P9"><text:span text:style-name="T13"><text:tab/><text:tab/></text:span><text:span text:style-name="T16">4) View: é como um gerente intermediário (middleware) que recebe as notificações <text:tab/><text:tab/>da store e passa os dados para as visões abaixo dela.</text:span></text:p>
      <text:p text:style-name="P15"/>
      <text:p text:style-name="P15"><text:tab/><text:tab/></text:p>
      <text:p text:style-name="P9"><text:span text:style-name="T13"><text:tab/>- </text:span><text:span text:style-name="T17">O flux tem diversas implementações. Redux é a mais popular delas.</text:span></text:p>
      <text:p text:style-name="P9"><text:span text:style-name="T17"><text:tab/>- </text:span><text:span text:style-name="T18">Servem para comunicação entre componentes. Centralizam informação.</text:span></text:p>
      <text:p text:style-name="P15"><text:tab/></text:p>
      <text:p text:style-name="P15"/>
      <text:p text:style-name="P9">- <text:span text:style-name="T42">Redux:</text:span></text:p>
      <text:p text:style-name="P9"><text:span text:style-name="T13"><text:tab/></text:span><text:span text:style-name="T19">- Possui algumas diferenças do Flux.</text:span></text:p>
      <text:p text:style-name="P9"><text:span text:style-name="T13"><text:tab/>- </text:span><text:span text:style-name="T19">Etapas: react → ← action → store (store → react) → ← reducer</text:span></text:p>
      <text:p text:style-name="P9"><text:span text:style-name="T19"><text:tab/><text:tab/></text:span><text:span text:style-name="T22">1) Actions: são como o Flux. A diferença é que Actions não enviam a action em si <text:tab/><text:tab/>para o dispatcher. Retorna um objeto de action formatado.</text:span></text:p>
      <text:p text:style-name="P16"/>
      <text:p text:style-name="P9"><text:span text:style-name="T22"><text:tab/><text:tab/></text:span><text:span text:style-name="T23">2) Store: uma única store. Store cuida de toda a árvore de estados. Os reducers que <text:tab/><text:tab/>cuidam de descobrir qual estado muda.</text:span></text:p>
      <text:p text:style-name="P17"><text:tab/><text:tab/></text:p>
      <text:p text:style-name="P9"><text:span text:style-name="T23"><text:tab/><text:tab/></text:span><text:span text:style-name="T24">3) Reducers: Em Redu</text:span><text:span text:style-name="T27">x</text:span><text:span text:style-name="T24"> não há dispatcher (simplifica e divide o trabalho da Store). A <text:tab/><text:tab/>store se conecta ao root reducer, que divide os estados em pequenos reducers para <text:tab/><text:tab/>descobrir como lidar com esse estado. Os estados aqui são imutáveis.</text:span></text:p>
      <text:p text:style-name="P17"/>
      <text:p text:style-name="P9"><text:span text:style-name="T23"><text:tab/><text:tab/></text:span><text:span text:style-name="T25">4) Views: <text:s/>em React, adiciona na cama de View 3 novos conceitos para conectar a <text:tab/><text:tab/>view à store.</text:span><text:span text:style-name="T23"><text:tab/></text:span></text:p>
      <text:p text:style-name="P9"><text:span text:style-name="T23"><text:tab/><text:tab/><text:tab/>- </text:span><text:span text:style-name="T25">Provider: wrapper da árvore de componentes. Responsável por tornar mais <text:tab/><text:tab/><text:tab/>fácil a conexão dos componentes filhos com a store usando connect().</text:span></text:p>
      <text:p text:style-name="P9"><text:span text:style-name="T23"><text:tab/><text:tab/><text:tab/>- </text:span><text:span text:style-name="T25">connect(): </text:span><text:span text:style-name="T26">é uma função do react redux</text:span></text:p>
      <text:p text:style-name="P9"><text:span text:style-name="T23"><text:tab/><text:tab/><text:tab/>- </text:span><text:span text:style-name="T25">selector: </text:span><text:span text:style-name="T26">é uma função que nós escrevemos, que definem quais os estados do <text:tab/><text:tab/><text:tab/>redux que queremos passar como props.</text:span></text:p>
      <text:p text:style-name="P17"/>
      <text:p text:style-name="P9"><text:span text:style-name="T13"><text:tab/>- </text:span><text:span text:style-name="T20">3 princípios básicos:</text:span></text:p>
      <text:p text:style-name="P18"><text:tab/><text:tab/>1) Single Source of Truth: uma única store.</text:p>
      <text:p text:style-name="P9"><text:span text:style-name="T13"><text:tab/><text:tab/></text:span><text:span text:style-name="T20">2) State é read-only.</text:span></text:p>
      <text:p text:style-name="P9"><text:span text:style-name="T13"><text:tab/><text:tab/></text:span><text:span text:style-name="T20">3) Muda</text:span><text:span text:style-name="T21">n</text:span><text:span text:style-name="T20">ças </text:span><text:span text:style-name="T21">dos states</text:span><text:span text:style-name="T20"> são feitas com pure functions.</text:span></text:p>
      <text:p text:style-name="P15"/>
      <text:p text:style-name="P15"><text:tab/>- <text:span text:style-name="T43">Instalação: npm install react-redux <text:s text:c="4"/>npm install –save-dev redux-devtools</text:span></text:p>
      <text:p text:style-name="P15"/>
      <text:p text:style-name="P15"/>
      <text:p text:style-name="P15"/>
      <text:p text:style-name="P22"><text:span text:style-name="T37">→ </text:span><text:span text:style-name="T40">Comunicação avançada entre aplicações</text:span><text:span text:style-name="T37">:</text:span></text:p>
      <text:p text:style-name="P15"><text:tab/></text:p>
      <text:p text:style-name="P15"/>
      <text:p text:style-name="P10">API’s HTTP:</text:p>
      <text:p text:style-name="P10"><text:tab/>- <text:span text:style-name="T1">Servem para conectar a um ou mais servidores HTTP</text:span></text:p>
      <text:p text:style-name="P10"><text:span text:style-name="T1"><text:tab/>- GET, POST, PUT, </text:span><text:span text:style-name="T28">PATCH,</text:span><text:span text:style-name="T1"> DELETE.<text:tab/></text:span></text:p>
      <text:p text:style-name="P15"><text:tab/>- <text:span text:style-name="T44">Fetch API</text:span></text:p>
      <text:p text:style-name="P15"><text:tab/>- <text:span text:style-name="T44">Axios</text:span></text:p>
      <text:p text:style-name="P15"/>
      <text:p text:style-name="P15"/>
      <text:p text:style-name="P15"/>
      <text:p text:style-name="P15"/>
      <text:p text:style-name="P15"/>
      <text:p text:style-name="P11"><text:soft-page-break/>- Imutabilidade:</text:p>
      <text:p text:style-name="P11"><text:tab/>- <text:span text:style-name="T29">Uma vez criada, uma coleção(unidade, ou conjunto, array) não pode ser alterada. </text:span></text:p>
      <text:p text:style-name="P11"><text:tab/>- <text:span text:style-name="T29">Novas coleções podem ser criadas a partir de uma coleção anterior e uma mutação (setter) <text:tab/>como um conjunto.</text:span></text:p>
      <text:p text:style-name="P15"><text:tab/>- <text:span text:style-name="T45">Novas coleções são criadas usando o máximo possível da estrutura original, reduzindo a <text:tab/>cópia e aumentando a performance.</text:span></text:p>
      <text:p text:style-name="P15"><text:tab/></text:p>
      <text:p text:style-name="P15"><text:tab/>- <text:span text:style-name="T45">Benefícios:</text:span></text:p>
      <text:p text:style-name="P15"><text:tab/><text:tab/><text:span text:style-name="T45">1) Performance;<text:tab/></text:span><text:tab/></text:p>
      <text:p text:style-name="P15"><text:tab/><text:tab/><text:span text:style-name="T45">2) Programação mais simples</text:span></text:p>
      <text:p text:style-name="P15"><text:tab/><text:tab/><text:span text:style-name="T45">3) Debugging mais simples (detecção de mudanças)</text:span></text:p>
      <text:p text:style-name="P15"/>
      <text:p text:style-name="P15"/>
      <text:p text:style-name="P12">Imutabilidade e React:</text:p>
      <text:p text:style-name="P12"><text:tab/><text:span text:style-name="T1">- Se você quer performance em React, use dados imutáveis.</text:span></text:p>
      <text:p text:style-name="P15"><text:tab/>- <text:span text:style-name="T46">Você consegue usando o shouldComponentUpdate ou React.PureComponent</text:span></text:p>
      <text:p text:style-name="P15"><text:tab/>- <text:span text:style-name="T47">React.PureComponent faz comparação rasa entre valores antigos e novos. <text:tab/>React.PureComponent só funciona bem com estruturas mutáveis.</text:span></text:p>
      <text:p text:style-name="P15"><text:tab/>- <text:span text:style-name="T47">Solução: estrutura imutável → cria uma cópia usando o spread:</text:span></text:p>
      <text:p text:style-name="P15"><text:tab/><text:tab/><text:span text:style-name="T47">handleClick() { this.setState(state =&gt; { [...array, novoItem] }) }</text:span></text:p>
      <text:p text:style-name="P15"><text:tab/><text:tab/></text:p>
      <text:p text:style-name="P13">Imutabilidade e Redux:</text:p>
      <text:p text:style-name="P13"><text:tab/><text:span text:style-name="T1">- Imutabilidade é pré requisito no Redux.</text:span></text:p>
      <text:p text:style-name="P15"><text:tab/>- <text:span text:style-name="T48">Redux e React-Redux utilizam comparações rasas </text:span></text:p>
      <text:p text:style-name="P15"><text:tab/>- <text:span text:style-name="T48">Manipulação de dados mais segura<text:tab/></text:span><text:span text:style-name="T49">por causa das estruturas imutáveis.</text:span></text:p>
      <text:p text:style-name="P15"><text:tab/>- <text:span text:style-name="T48">Time-travel debugging.</text:span></text:p>
      <text:p text:style-name="P15"/>
      <text:p text:style-name="P15"><text:tab/>- <text:span text:style-name="T50">Os reducers dividem o objeto de estados em domínios por uma chave.</text:span></text:p>
      <text:p text:style-name="P15"><text:tab/>- <text:span text:style-name="T50">combineReducers checa mudanças usando comparação rasa.</text:span></text:p>
      <text:p text:style-name="P15"><text:tab/><text:tab/><text:span text:style-name="T50">1) Fazer a interação nos reducers.</text:span></text:p>
      <text:p text:style-name="P15"><text:tab/><text:tab/><text:span text:style-name="T50">2) Criam um novo objeto de estados a partir dos estados retornados por cada reducer.</text:span><text:tab/></text:p>
      <text:p text:style-name="P15"><text:tab/>- <text:span text:style-name="T50">connect gera componentes que fazem comparação rasa com o estado root</text:span></text:p>
      <text:p text:style-name="P15"><text:tab/>- <text:span text:style-name="T50">retornam o valor para a função mapStateToProps verificando aqueles que precisam de uma <text:tab/>operação de re-render.</text:span></text:p>
      <text:p text:style-name="P15"/>
      <text:p text:style-name="P14">Redux + Rest:</text:p>
      <text:p text:style-name="P14"><text:tab/><text:span text:style-name="T1">- </text:span><text:span text:style-name="T30">Redux Middlewares: provê uma cama entre o disparo de uma ação e o momento que ela <text:tab/>atinge o reducer. Utilizados para uma variedade funções, entre elas chamadas de API’ de <text:tab/>serviço.</text:span></text:p>
      <text:p text:style-name="P15"/>
      <text:p text:style-name="P15"/>
      <text:p text:style-name="P15"/>
      <text:p text:style-name="P23"><text:span text:style-name="T37">→ </text:span><text:span text:style-name="T41">Conceitos aplicados a qualidade de código e automação de testes em React</text:span><text:span text:style-name="T37">:</text:span></text:p>
      <text:p text:style-name="P15"/>
      <text:p text:style-name="P15"/>
      <text:p text:style-name="P26">O que é TDD?</text:p>
      <text:p text:style-name="P15"><text:tab/>- <text:span text:style-name="T51">Test-Driven Development</text:span></text:p>
      <text:p text:style-name="P15"><text:tab/>- <text:span text:style-name="T51">Antecipar erros a nível de desenvolvimento</text:span></text:p>
      <text:p text:style-name="P15"><text:tab/>- <text:span text:style-name="T51">Teste escrito antes da funcionalidade.</text:span></text:p>
      <text:p text:style-name="P15"><text:tab/>- <text:span text:style-name="T51">Não descarta a presença de um tester.</text:span></text:p>
      <text:p text:style-name="P15"/>
      <text:p text:style-name="P15"><text:soft-page-break/><text:tab/>- <text:span text:style-name="T52">Ciclo de vida: Red =&gt; escreve teste que falha → Green =&gt; um teste que dê certo =&gt; <text:tab/>Refactor =&gt; Refatoração </text:span><text:span text:style-name="T53">e desenvolver a lógica.</text:span></text:p>
      <text:p text:style-name="P15"/>
      <text:p text:style-name="P15"><text:tab/>- <text:span text:style-name="T54">TDD tem duas vertentes:</text:span></text:p>
      <text:p text:style-name="P15"><text:span text:style-name="T54"><text:tab/><text:tab/>1) Teste Unitário: Testar as unidades da aplicação (função, component, serviços., <text:tab/><text:tab/>uma página..)</text:span></text:p>
      <text:p text:style-name="P15"><text:span text:style-name="T54"><text:tab/><text:tab/>2) Teste End-to-End: Testa o fluxo.</text:span></text:p>
      <text:p text:style-name="P15"><text:tab/></text:p>
      <text:p text:style-name="P15"><text:tab/>- <text:span text:style-name="T55">Exemplo de fomo funciona um teste:</text:span></text:p>
      <text:p text:style-name="P25"><text:tab/><text:tab/><text:span text:style-name="T55">describe(‘Testando função Soma’, () =&gt; {</text:span></text:p>
      <text:p text:style-name="P25"><text:tab/><text:tab/><text:tab/><text:span text:style-name="T55">it(‘A soma deve dar 3’, () =&gt; {</text:span></text:p>
      <text:p text:style-name="P25"><text:span text:style-name="T55"><text:tab/><text:tab/><text:tab/><text:tab/>const res = soma(1, 2)</text:span></text:p>
      <text:p text:style-name="P25"><text:tab/><text:tab/><text:tab/><text:tab/><text:span text:style-name="T55">expect(res).toBe(3)</text:span></text:p>
      <text:p text:style-name="P25"><text:span text:style-name="T55"><text:tab/><text:tab/><text:tab/>})</text:span></text:p>
      <text:p text:style-name="P25"><text:span text:style-name="T55"><text:tab/><text:tab/>})</text:span></text:p>
      <text:p text:style-name="P15"/>
      <text:p text:style-name="P15"><text:tab/>- <text:span text:style-name="T56">Testando componente em React:</text:span></text:p>
      <text:p text:style-name="P15"><text:tab/><text:tab/>- <text:span text:style-name="T56">yarn add –dev @testing-library/react</text:span></text:p>
      <text:p text:style-name="P15"><text:tab/><text:tab/>- <text:span text:style-name="T56">Para extensões de comparação: yarn add –dev @testing-library/jest-dom/extend-<text:tab/><text:tab/>expect</text:span></text:p>
      <text:p text:style-name="P15"/>
      <text:p text:style-name="P27"/>
      <text:p text:style-name="P27">O que é BDD?</text:p>
      <text:p text:style-name="P27"><text:tab/><text:span text:style-name="T1">- </text:span><text:span text:style-name="T31">Behavior-Driven Developmet</text:span></text:p>
      <text:p text:style-name="P15"><text:tab/>- <text:span text:style-name="T57">Teste de especificação</text:span></text:p>
      <text:p text:style-name="P15"><text:tab/>- <text:span text:style-name="T58">une especificação, teste automatizado e premissa de teste (documento de testes)</text:span></text:p>
      <text:p text:style-name="P15"><text:tab/>- <text:span text:style-name="T59">Sintaxe Gherkin</text:span></text:p>
      <text:p text:style-name="P15"><text:tab/></text:p>
      <text:p text:style-name="P15"><text:tab/><text:span text:style-name="T60">Bibliotecas:</text:span></text:p>
      <text:p text:style-name="P15"><text:tab/>- <text:span text:style-name="T60">Jest-cucumber: </text:span><text:span text:style-name="T61">yarn add –dev jest-cucumber</text:span></text:p>
      <text:p text:style-name="P15"><text:tab/>- <text:span text:style-name="T60">Chai</text:span></text:p>
      <text:p text:style-name="P15"/>
      <text:p text:style-name="P15"/>
      <text:p text:style-name="P28">Debugging:</text:p>
      <text:p text:style-name="P28"><text:span text:style-name="T1"><text:tab/>- </text:span><text:span text:style-name="T32">Depuração é o processo de encontrar e reduzir defeitos em um software.</text:span></text:p>
      <text:p text:style-name="P28"><text:span text:style-name="T32"><text:tab/>- </text:span><text:span text:style-name="T33">debugger</text:span></text:p>
      <text:p text:style-name="P15"><text:tab/></text:p>
      <text:p text:style-name="P15"><text:tab/><text:span text:style-name="T62">Ferramentas:</text:span></text:p>
      <text:p text:style-name="P15"><text:tab/> <text:tab/><text:span text:style-name="T62">Chome Devtools</text:span></text:p>
      <text:p text:style-name="P15"><text:tab/><text:tab/><text:span text:style-name="T62">React Devtools</text:span></text:p>
      <text:p text:style-name="P15"><text:tab/><text:tab/><text:span text:style-name="T62">Redux Devtools</text:span></text:p>
      <text:p text:style-name="P15"/>
      <text:p text:style-name="P15"/>
      <text:p text:style-name="P29">Tratamentos de Erro em React:</text:p>
      <text:p text:style-name="P29"><text:tab/><text:span text:style-name="T1">- Tratar erro deixa o software mais resiliente.</text:span></text:p>
      <text:p text:style-name="P15"><text:tab/>- 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20:20:08.075133439</meta:creation-date>
    <dc:date>2021-10-25T23:43:59.630669107</dc:date>
    <meta:editing-duration>PT5H53M31S</meta:editing-duration>
    <meta:editing-cycles>72</meta:editing-cycles>
    <meta:generator>LibreOffice/6.4.7.2$Linux_X86_64 LibreOffice_project/40$Build-2</meta:generator>
    <meta:document-statistic meta:table-count="0" meta:image-count="0" meta:object-count="0" meta:page-count="5" meta:paragraph-count="134" meta:word-count="1011" meta:character-count="6360" meta:non-whitespace-character-count="5252"/>
  </office:meta>
</office:document-meta>
</file>